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eeb" officeooo:paragraph-rsid="0010deeb"/>
    </style:style>
    <style:style style:name="P2" style:family="paragraph" style:parent-style-name="Standard">
      <style:text-properties officeooo:rsid="001215f2" officeooo:paragraph-rsid="001215f2"/>
    </style:style>
    <style:style style:name="P3" style:family="paragraph" style:parent-style-name="Standard">
      <style:text-properties officeooo:rsid="0012bec2" officeooo:paragraph-rsid="0012bec2"/>
    </style:style>
    <style:style style:name="P4" style:family="paragraph" style:parent-style-name="Standard">
      <style:text-properties officeooo:rsid="001458e3" officeooo:paragraph-rsid="001458e3"/>
    </style:style>
    <style:style style:name="P5" style:family="paragraph" style:parent-style-name="Standard">
      <style:text-properties officeooo:rsid="0017c833" officeooo:paragraph-rsid="0017c833"/>
    </style:style>
    <style:style style:name="P6" style:family="paragraph" style:parent-style-name="Standard">
      <style:text-properties officeooo:rsid="0017c833" officeooo:paragraph-rsid="0018e523"/>
    </style:style>
    <style:style style:name="P7" style:family="paragraph" style:parent-style-name="Standard">
      <style:text-properties officeooo:rsid="0019e6c9" officeooo:paragraph-rsid="0019e6c9"/>
    </style:style>
    <style:style style:name="P8" style:family="paragraph" style:parent-style-name="Standard">
      <style:text-properties officeooo:rsid="001c488c" officeooo:paragraph-rsid="001c488c"/>
    </style:style>
    <style:style style:name="P9" style:family="paragraph" style:parent-style-name="Standard">
      <style:text-properties officeooo:rsid="001d2553" officeooo:paragraph-rsid="001d2553"/>
    </style:style>
    <style:style style:name="P10" style:family="paragraph" style:parent-style-name="Standard">
      <style:text-properties officeooo:rsid="001ebc72" officeooo:paragraph-rsid="001ebc72"/>
    </style:style>
    <style:style style:name="P11" style:family="paragraph" style:parent-style-name="Standard">
      <style:text-properties fo:font-weight="bold" officeooo:rsid="0017c833" officeooo:paragraph-rsid="0017c833" style:font-weight-asian="bold" style:font-weight-complex="bold"/>
    </style:style>
    <style:style style:name="P12" style:family="paragraph" style:parent-style-name="Standard">
      <style:text-properties fo:font-weight="bold" officeooo:rsid="0012bec2" officeooo:paragraph-rsid="002cd1b6" style:font-weight-asian="bold" style:font-weight-complex="bold"/>
    </style:style>
    <style:style style:name="P13" style:family="paragraph" style:parent-style-name="Standard">
      <style:text-properties officeooo:rsid="0027b9a4" officeooo:paragraph-rsid="0027b9a4"/>
    </style:style>
    <style:style style:name="P14" style:family="paragraph" style:parent-style-name="Standard">
      <style:text-properties officeooo:rsid="00295328" officeooo:paragraph-rsid="00295328"/>
    </style:style>
    <style:style style:name="P15" style:family="paragraph" style:parent-style-name="Text_20_body">
      <style:text-properties officeooo:rsid="002c2846" officeooo:paragraph-rsid="002c2846"/>
    </style:style>
    <style:style style:name="P16" style:family="paragraph" style:parent-style-name="Text_20_body">
      <style:text-properties officeooo:rsid="002e5bc5" officeooo:paragraph-rsid="002e5bc5"/>
    </style:style>
    <style:style style:name="P17" style:family="paragraph" style:parent-style-name="Text_20_body">
      <style:text-properties officeooo:rsid="002e5bc5" officeooo:paragraph-rsid="002e9a77"/>
    </style:style>
    <style:style style:name="P18" style:family="paragraph" style:parent-style-name="Text_20_body">
      <style:text-properties officeooo:rsid="002e5bc5" officeooo:paragraph-rsid="0037823d"/>
    </style:style>
    <style:style style:name="P19" style:family="paragraph" style:parent-style-name="Text_20_body">
      <style:text-properties officeooo:rsid="002e9a77" officeooo:paragraph-rsid="002e9a77"/>
    </style:style>
    <style:style style:name="P20" style:family="paragraph" style:parent-style-name="Text_20_body">
      <style:text-properties officeooo:rsid="002f789c" officeooo:paragraph-rsid="002f789c"/>
    </style:style>
    <style:style style:name="P21" style:family="paragraph" style:parent-style-name="Text_20_body">
      <style:text-properties officeooo:rsid="002ffcb5" officeooo:paragraph-rsid="002ffcb5"/>
    </style:style>
    <style:style style:name="P22" style:family="paragraph" style:parent-style-name="Text_20_body">
      <style:text-properties officeooo:rsid="00357281" officeooo:paragraph-rsid="00357281"/>
    </style:style>
    <style:style style:name="P23" style:family="paragraph" style:parent-style-name="Text_20_body">
      <style:text-properties officeooo:rsid="00362d72" officeooo:paragraph-rsid="00362d72"/>
    </style:style>
    <style:style style:name="P24" style:family="paragraph" style:parent-style-name="Text_20_body">
      <style:text-properties officeooo:rsid="0037823d" officeooo:paragraph-rsid="0037823d"/>
    </style:style>
    <style:style style:name="T1" style:family="text">
      <style:text-properties officeooo:rsid="0012bec2"/>
    </style:style>
    <style:style style:name="T2" style:family="text">
      <style:text-properties officeooo:rsid="001458e3"/>
    </style:style>
    <style:style style:name="T3" style:family="text">
      <style:text-properties officeooo:rsid="00161470"/>
    </style:style>
    <style:style style:name="T4" style:family="text">
      <style:text-properties officeooo:rsid="0017c833"/>
    </style:style>
    <style:style style:name="T5" style:family="text">
      <style:text-properties officeooo:rsid="0018e523"/>
    </style:style>
    <style:style style:name="T6" style:family="text">
      <style:text-properties officeooo:rsid="0019e6c9"/>
    </style:style>
    <style:style style:name="T7" style:family="text">
      <style:text-properties officeooo:rsid="001acb45"/>
    </style:style>
    <style:style style:name="T8" style:family="text">
      <style:text-properties officeooo:rsid="001c736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532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adba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c284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f789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ffcb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60cd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7823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ef0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a002f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e9a7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a studiare sulla dispensa:</text:p>
      <text:p text:style-name="P1"/>
      <text:p text:style-name="P1">"Rappresentazione dell'informazione" 2.1, 3.1, 3.2, 3.3, 3.4, 4.3, 5.2 (solo procedimento), 5.3, 6.1</text:p>
      <text:p text:style-name="P1"/>
      <text:p text:style-name="P2">Complemento a 2: k bit, 2^k scelte da -2^(k-1) a -1 cominciano con 1</text:p>
      <text:p text:style-name="P2"/>
      <text:p text:style-name="P2">1 0 0 0 0 0 0 0 = -128;<text:span text:style-name="T1"> (128=10000000?)</text:span></text:p>
      <text:p text:style-name="P2">1 0 0 0 0 0 0 1 = -127;</text:p>
      <text:p text:style-name="P2">1 1 1 1 1 1 1 1 = -1;</text:p>
      <text:p text:style-name="P2"/>
      <text:p text:style-name="P2">Da 0 a 2^(k-1) -1:</text:p>
      <text:p text:style-name="P2"/>
      <text:p text:style-name="P2">0 0 0 0 0 0 0 0 = 0;</text:p>
      <text:p text:style-name="P2">0 0 0 0 0 0 0 1 = 1;</text:p>
      <text:p text:style-name="P2"/>
      <text:p text:style-name="P2">N: positivo</text:p>
      <text:p text:style-name="P2"/>
      <text:p text:style-name="P2">(+N)c2 = (+N)2 fino a 2^(k-1) -1<text:span text:style-name="T3"> (se k = 8 --&gt; 127)</text:span></text:p>
      <text:p text:style-name="P2"/>
      <text:p text:style-name="P2">(-N)c2 = (2^k - N)2<text:span text:style-name="T3"> (se k = 8 --&gt; 256 - N)</text:span></text:p>
      <text:p text:style-name="P2"/>
      <text:p text:style-name="P12">(bit che "fuoriesce"?)<text:span text:style-name="T3"> [ ] | [ ][ ][ ][ ][ ][ ][ ][ ]</text:span></text:p>
      <text:p text:style-name="P3"/>
      <text:p text:style-name="P3">N in complemento a 2: complemento a 1 di (N)2, sommo 1 al complemento a 1 di (N)2</text:p>
      <text:p text:style-name="P3"/>
      <text:p text:style-name="P3">Esempio: k = 8<text:tab/>-128 ____ +127<text:span text:style-name="T3"> (perché c'è lo 0)</text:span><text:tab/>-100? N=100</text:p>
      <text:p text:style-name="P3"/>
      <text:p text:style-name="P3">100 / 2 = 50 resto 0. 50/2 = 25 resto 0. 25/2 = 12 resto 1. 12/2 = 6 resto 0. 6/2 = 3 resto 0. 3/2 = 1 resto 1. 1/2 = 0 resto <text:span text:style-name="T2">1 ... 0 </text:span>. ---&gt; 0 1 1 0 0 1 0 0</text:p>
      <text:p text:style-name="P3"/>
      <text:p text:style-name="P3">0 1 1 0 0 1 0 0 <text:s/>(cento)</text:p>
      <text:p text:style-name="P3">1 0 0 1 1 0 1 1 <text:s/>(complemento 1)</text:p>
      <text:p text:style-name="P3">0 0 0 0 0 0 0 1 <text:s/>(aggiungo 1)</text:p>
      <text:p text:style-name="P3">1 0 0 1 1 1 0 0 <text:s/>--&gt; -100<text:span text:style-name="T2"> (156)</text:span></text:p>
      <text:p text:style-name="P3"/>
      <text:p text:style-name="P4">Metodo più veloce:</text:p>
      <text:p text:style-name="P4"/>
      <text:p text:style-name="P4">0 0 0 1 1 1 0 0 <text:s/>28 Finché ci sono gli 0i ricopio, <text:span text:style-name="T5">dopo il</text:span> primo 1 comincio a complementare</text:p>
      <text:p text:style-name="P4">1 1 1 0 0 1 0 0<text:span text:style-name="T4"> -28</text:span></text:p>
      <text:p text:style-name="P4"/>
      <text:p text:style-name="P5">Addizione di 100 - 28:</text:p>
      <text:p text:style-name="P5"/>
      <text:p text:style-name="P5"><text:s text:c="5"/>0 1 1 0 0 1 0 0 + (100)</text:p>
      <text:p text:style-name="P5"><text:s text:c="5"/>1 1 1 0 0 1 0 0 = (-28)</text:p>
      <text:p text:style-name="P5">[1] 0 1 0 0 1 0 0 0 (72)</text:p>
      <text:p text:style-name="P5"/>
      <text:p text:style-name="P5"/>
      <text:p text:style-name="P5"/>
      <text:p text:style-name="P5"/>
      <text:p text:style-name="P11"><text:soft-page-break/>In base 2 -28 è 256 - 28.<text:span text:style-name="T8"> //255?</text:span></text:p>
      <text:p text:style-name="P5"/>
      <text:p text:style-name="P5"><text:s text:c="3"/><text:span text:style-name="T6"><text:s/></text:span><text:s/>1 0 0 1 1 1 0 0 + (-100)</text:p>
      <text:p text:style-name="P6"><text:s text:c="4"/><text:span text:style-name="T6"><text:s/>1 1 0 0 1 1 1 0 = (-50)<text:tab/>(0 0 1 1 0 0 1 0 = 50)</text:span></text:p>
      <text:p text:style-name="P7">[1] 0 1 1 0 1 0 1 0 - errore <text:span text:style-name="T7">di overflow </text:span>perché non è compreso tra -128 e 128 (8 bit)</text:p>
      <text:p text:style-name="P7"/>
      <text:p text:style-name="P8">Capisco se c'è un overflow se faccio una somma tra due numeri dello stesso segno e il segno del risultato è contrario (se entrambi cominciano con 1 anche il risultato deve cominciare con 1: sono entrambi negativi)</text:p>
      <text:p text:style-name="P8"/>
      <text:p text:style-name="P9">1° bit<text:tab/>A<text:tab/>B<text:tab/>1° bit risultato <text:s/>A<text:tab/>B</text:p>
      <text:p text:style-name="P9"><text:tab/>0<text:tab/>0<text:tab/><text:tab/><text:tab/> 0<text:tab/><text:span text:style-name="T9">1</text:span></text:p>
      <text:p text:style-name="P9"><text:tab/>1<text:tab/>1<text:tab/><text:tab/><text:tab/> <text:span text:style-name="T9">0</text:span><text:tab/>1</text:p>
      <text:p text:style-name="P9"><text:tab/>0<text:tab/>1</text:p>
      <text:p text:style-name="P9"><text:tab/>1<text:tab/>0</text:p>
      <text:p text:style-name="P9"/>
      <text:p text:style-name="P9">(+127)______(A)_____(0)________(B)___(-128)</text:p>
      <text:p text:style-name="P9"/>
      <text:p text:style-name="P9">Se uno sale e l'altro scende è impossibile l'overflow.</text:p>
      <text:p text:style-name="P9"/>
      <text:p text:style-name="P10">Nella CPU c'è un bit di overflow che si accende quando c'è un <text:span text:style-name="T10">overflow.</text:span></text:p>
      <text:p text:style-name="P10"><text:span text:style-name="T10"/></text:p>
      <text:p text:style-name="P10"><text:span text:style-name="T10">Un esercizio può riguardare la rappresentazione dell'informazione. Vedi qua + pdf beep.</text:span></text:p>
      <text:p text:style-name="P10"><text:span text:style-name="T10"/></text:p>
      <text:p text:style-name="P13"><text:span text:style-name="T10">Numeri (reali) razionali</text:span></text:p>
      <text:p text:style-name="P13"><text:span text:style-name="T10"/></text:p>
      <text:p text:style-name="P13"><text:span text:style-name="T10">Noi usiamo la rappresentazione in virgola fissa</text:span><text:span text:style-name="T11"> (3294723826,13074913746)</text:span></text:p>
      <text:p text:style-name="P14"><text:span text:style-name="T10">I fisici usano la notazione esponenziale (6,32 * 10^43)</text:span></text:p>
      <text:p text:style-name="P14"><text:span text:style-name="T10">Anche in informatica si usa la virgola mobile</text:span><text:span text:style-name="T13"> (floating point)</text:span><text:span text:style-name="T12">.</text:span></text:p>
      <text:p text:style-name="Text_20_body"><text:span text:style-name="T12">E</text:span><text:span text:style-name="T10">rrore relativo = [errore assoluto (circa 10^-25)] /</text:span><text:span text:style-name="T12"> [valore assoluto (150000000)]</text:span></text:p>
      <text:p text:style-name="P15"><text:span text:style-name="T12">L</text:span><text:span text:style-name="T10">a virgola non è al confine tra unità e decimi, ma ??</text:span></text:p>
      <text:p text:style-name="P16"><text:span text:style-name="T10">Per rappresentare i numeri razionali si usa l' IEEE 754 (32 bit)</text:span></text:p>
      <text:p text:style-name="P16"><text:span text:style-name="T10"/></text:p>
      <text:p text:style-name="P16"><text:span text:style-name="T10">6,23 * 2^75</text:span></text:p>
      <text:p text:style-name="P16"><text:span text:style-name="T10">6 in base 2 è 110.</text:span></text:p>
      <text:p text:style-name="P16"><text:span text:style-name="T10">Abbiamo 1,qualcosa * 2^qualcosa.</text:span></text:p>
      <text:p text:style-name="P16"><text:span text:style-name="T10">Mantissa = numero reale razionale che va moltiplicato * 2 alla esponente.</text:span></text:p>
      <text:p text:style-name="P16"><text:span text:style-name="T10">Mantissa m = 1 + M. M = parte frazionaria della mantissa</text:span></text:p>
      <text:p text:style-name="P17"><text:span text:style-name="T10">32bit:</text:span></text:p>
      <text:p text:style-name="P16"><text:span text:style-name="T10">[] [][][][][][][][] [][][][][][][][][][][][][][][][][][][][][][][]</text:span></text:p>
      <text:p text:style-name="P19"><text:span text:style-name="T10">1 bit per segno, 8 bit per esponente</text:span><text:span text:style-name="T14">+eccesso</text:span><text:span text:style-name="T10">, 23 bit per la parte frazionaria della mantissa</text:span></text:p>
      <text:p text:style-name="P19"><text:soft-page-break/><text:span text:style-name="T10">1/8.000.000 di errore relativo a 32 bit.</text:span></text:p>
      <text:p text:style-name="P19"><text:span text:style-name="T10">32bit = singola precisione.</text:span></text:p>
      <text:p text:style-name="P20"><text:span text:style-name="T10">2^8 = 256 scelte. Per i negativi -(2^7 - 2), per i positivi 2^7 - 1 (da -126 a +127)</text:span></text:p>
      <text:p text:style-name="P20"><text:span text:style-name="T10">Per l'esponente</text:span><text:span text:style-name="T15"> (e)</text:span><text:span text:style-name="T10"> prendiamo un esponente</text:span><text:span text:style-name="T15"> (exp)</text:span><text:span text:style-name="T10"> vero, gli aggiungiamo l'eccesso.</text:span></text:p>
      <text:p text:style-name="P21"><text:span text:style-name="T10">Valori validi dell'esponente da -126 a 127. I valori di e validi sono da -126+127=1 ______ a 127+127=254</text:span></text:p>
      <text:p text:style-name="P21"><text:span text:style-name="T10">127 per avere due valori liberi (uno all'inizio, uno alla fine).</text:span></text:p>
      <text:p text:style-name="P21"><text:span text:style-name="T10">Partendo da 1 * 2^ come faccio ad arrivare allo 0?</text:span></text:p>
      <text:p text:style-name="P21"><text:span text:style-name="T10">Se e = 0 0 0 0 0 0 0 0 e la mantissa è = 0 allora 0. Se la mantissa è != 0 è un numero vicino allo 0.</text:span></text:p>
      <text:p text:style-name="P22"><text:span text:style-name="T10">Se e = 1 1 1 1 1 1 1 1 --&gt; se M = 0 è infinito. Se M != 0 NaN (not a number)</text:span></text:p>
      <text:p text:style-name="P23"><text:span text:style-name="T10">e appatiene a [00000001, 11111110]; </text:span><text:span text:style-name="T16">exp = e + eccesso = exp + 127<text:tab/>-126 </text:span><text:span text:style-name="T10">___ +127</text:span></text:p>
      <text:p text:style-name="P24"><text:span text:style-name="T10">L'eccesso serve per avere tutti i valori positivi.</text:span></text:p>
      <text:p text:style-name="P24"><text:span text:style-name="T10">-17,25 in IEEE 754 32bit (è in virgola fissa)</text:span></text:p>
      <text:p text:style-name="P24"><text:span text:style-name="T10">10001 (17), 01 (perché</text:span><text:span text:style-name="T18"> 0,25 =</text:span><text:span text:style-name="T10"> 1/4) dobbiamo spostare la virgola per avere 1,qualcosa:</text:span></text:p>
      <text:p text:style-name="P24"><text:span text:style-name="T10">sposto a 1,000101 * 2^4 (4 perché sposto di 4 posti la virgola). 4 = exp (non e). M = 000101</text:span></text:p>
      <text:p text:style-name="P24"><text:span text:style-name="T10">exp + eccesso = 4 + 127 = 131</text:span></text:p>
      <text:p text:style-name="P18"><text:span text:style-name="T10">[</text:span><text:span text:style-name="T17">1</text:span><text:span text:style-name="T10">]</text:span><text:span text:style-name="T17"> </text:span><text:span text:style-name="T10"><text:s/>[</text:span><text:span text:style-name="T17">1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1</text:span><text:span text:style-name="T10">][</text:span><text:span text:style-name="T17">1</text:span><text:span text:style-name="T10">] </text:span><text:span text:style-name="T17"><text:s/></text:span><text:span text:style-name="T10">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1</text:span><text:span text:style-name="T10">][</text:span><text:span text:style-name="T17">0</text:span><text:span text:style-name="T10">][</text:span><text:span text:style-name="T17">1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0">][</text:span><text:span text:style-name="T17">0</text:span><text:span text:style-name="T19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3" meta:paragraph-count="72" meta:word-count="822" meta:character-count="3738" meta:non-whitespace-character-count="2955"/>
  </office:meta>
</office:document-meta>
</file>